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122.98mm" svg:x="112.06mm" svg:y="10.62mm">
            <draw:object draw:notify-on-update-of-ranges="Sheet1.B4:Sheet1.B26 Sheet1.C4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iege SLY: 8901 MRX: 1099 ERRORS: 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22:.C26])" office:value-type="float" office:value="1065" calcext:value-type="float">
            <text:p>1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.00.0000</text:date>, <text:time style:data-style-name="N2" text:time-value="00:41:53.079652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17T00:34:31.486173439</meta:creation-date>
    <dc:date>2021-08-17T00:42:43.686815533</dc:date>
    <meta:editing-duration>PT6M40S</meta:editing-duration>
    <meta:editing-cycles>2</meta:editing-cycles>
    <meta:generator>LibreOffice/7.1.5.2$Linux_X86_64 LibreOffice_project/c18cfcb0f8824ad4ef2fc2ec0bd004713f8a9d14</meta:generator>
    <meta:document-statistic meta:table-count="1" meta:cell-count="4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12.299cm" xlink:href=".." xlink:type="simple" chart:class="chart:bar" chart:style-name="ch1">
        <chart:plot-area chart:style-name="ch2" table:cell-range-address="Sheet1.B4:Sheet1.C26" chart:data-source-has-labels="row" svg:x="0.176cm" svg:y="-0.198cm" svg:width="12.573cm" svg:height="12.104cm">
          <chart:coordinate-region svg:x="1.168cm" svg:y="0cm" svg:width="11.581cm" svg:height="11.25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6" chart:label-cell-address="Sheet1.B4:Sheet1.B26" chart:class="chart:bar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/>
                  </text:list-item>
                </text:list>
                <draw:g>
                  <svg:desc>Sheet1.B4:Sheet1.B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5">
                <text:p>355</text:p>
                <draw:g>
                  <svg:desc>Sheet1.C4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5.2$Linux_X86_64 LibreOffice_project/c18cfcb0f8824ad4ef2fc2ec0bd004713f8a9d14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